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NV32_CollisionTest_All.fnv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_All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NV32_CollisionTest_All.build( long v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_All.test_fnv_has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NV32_CollisionTest_All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